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e67" officeooo:paragraph-rsid="0014de67"/>
    </style:style>
    <style:style style:name="P2" style:family="paragraph" style:parent-style-name="Standard">
      <style:text-properties officeooo:rsid="0014de67" officeooo:paragraph-rsid="0016bcfd"/>
    </style:style>
    <style:style style:name="P3" style:family="paragraph" style:parent-style-name="Standard">
      <style:text-properties officeooo:rsid="0014de67" officeooo:paragraph-rsid="0017bd69"/>
    </style:style>
    <style:style style:name="P4" style:family="paragraph" style:parent-style-name="Standard">
      <style:text-properties officeooo:rsid="0014de67" officeooo:paragraph-rsid="001911a2"/>
    </style:style>
    <style:style style:name="P5" style:family="paragraph" style:parent-style-name="Standard">
      <style:text-properties officeooo:rsid="001d8bca" officeooo:paragraph-rsid="001d8bca"/>
    </style:style>
    <style:style style:name="P6" style:family="paragraph" style:parent-style-name="Standard">
      <style:text-properties officeooo:rsid="0014de67" officeooo:paragraph-rsid="001d8bca"/>
    </style:style>
    <style:style style:name="P7" style:family="paragraph" style:parent-style-name="Standard">
      <style:text-properties officeooo:rsid="001d8bca" officeooo:paragraph-rsid="001ec357"/>
    </style:style>
    <style:style style:name="P8" style:family="paragraph" style:parent-style-name="Standard">
      <style:text-properties officeooo:rsid="0014de67" officeooo:paragraph-rsid="001ec357"/>
    </style:style>
    <style:style style:name="P9" style:family="paragraph" style:parent-style-name="Standard">
      <style:text-properties officeooo:rsid="001d8bca" officeooo:paragraph-rsid="001ec835"/>
    </style:style>
    <style:style style:name="P10" style:family="paragraph" style:parent-style-name="Standard">
      <style:text-properties officeooo:rsid="0014de67" officeooo:paragraph-rsid="001ec835"/>
    </style:style>
    <style:style style:name="P11" style:family="paragraph" style:parent-style-name="Standard">
      <style:text-properties officeooo:rsid="001ec835" officeooo:paragraph-rsid="001ec835"/>
    </style:style>
    <style:style style:name="P12" style:family="paragraph" style:parent-style-name="Standard">
      <style:text-properties officeooo:rsid="001d8bca" officeooo:paragraph-rsid="0020428c"/>
    </style:style>
    <style:style style:name="P13" style:family="paragraph" style:parent-style-name="Standard">
      <style:text-properties officeooo:rsid="0014de67" officeooo:paragraph-rsid="0020428c"/>
    </style:style>
    <style:style style:name="P14" style:family="paragraph" style:parent-style-name="Standard">
      <style:text-properties officeooo:rsid="0020428c" officeooo:paragraph-rsid="0020428c"/>
    </style:style>
    <style:style style:name="P15" style:family="paragraph" style:parent-style-name="Standard">
      <style:text-properties officeooo:rsid="001d8bca" officeooo:paragraph-rsid="00211400"/>
    </style:style>
    <style:style style:name="P16" style:family="paragraph" style:parent-style-name="Standard">
      <style:text-properties officeooo:rsid="0014de67" officeooo:paragraph-rsid="00211400"/>
    </style:style>
    <style:style style:name="T1" style:family="text">
      <style:text-properties officeooo:rsid="0016bcfd"/>
    </style:style>
    <style:style style:name="T2" style:family="text">
      <style:text-properties officeooo:rsid="0017bd69"/>
    </style:style>
    <style:style style:name="T3" style:family="text">
      <style:text-properties officeooo:rsid="001911a2"/>
    </style:style>
    <style:style style:name="T4" style:family="text">
      <style:text-properties officeooo:rsid="001ae9cb"/>
    </style:style>
    <style:style style:name="T5" style:family="text">
      <style:text-properties officeooo:rsid="001ec357"/>
    </style:style>
    <style:style style:name="T6" style:family="text">
      <style:text-properties officeooo:rsid="001ec835"/>
    </style:style>
    <style:style style:name="T7" style:family="text">
      <style:text-properties officeooo:rsid="001f3554"/>
    </style:style>
    <style:style style:name="T8" style:family="text">
      <style:text-properties officeooo:rsid="0020428c"/>
    </style:style>
    <style:style style:name="T9" style:family="text">
      <style:text-properties officeooo:rsid="00211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Eduardo Freitas Machado</text:p>
      <text:p text:style-name="P1">Turma: AN2TN</text:p>
      <text:p text:style-name="P1"/>
      <text:p text:style-name="P1"/>
      <text:p text:style-name="P1">Grupo: Asana</text:p>
      <text:p text:style-name="P1"/>
      <text:p text:style-name="P1">Clareza (Nota: 10 ):</text:p>
      <text:p text:style-name="P1">O grupo apresentou o trabalho de forma bem clara, não deixando nenhuma dúvida, explicando muitos bem sobre os conceitos, fundamentos, como funciona.</text:p>
      <text:p text:style-name="P1"/>
      <text:p text:style-name="P1"/>
      <text:p text:style-name="P1">Deixou Dúvidas (Nota: 10):</text:p>
      <text:p text:style-name="P1">O grupo não deixou nenhuma dúvida.</text:p>
      <text:p text:style-name="P1"/>
      <text:p text:style-name="P1"/>
      <text:p text:style-name="P1">- Grupo: <text:span text:style-name="T1">Project Business Canvas</text:span></text:p>
      <text:p text:style-name="P1"/>
      <text:p text:style-name="P2">Clareza (Nota: 10 ):</text:p>
      <text:p text:style-name="P2">O grupo expôs o trabalho de maneira bastante objetiva, sem deixar dúvidas, explicando muito bem os conceitos, os fundamentos e o funcionamento, <text:span text:style-name="T1">sobre o project model canvas</text:span>.</text:p>
      <text:p text:style-name="P2"/>
      <text:p text:style-name="P2"/>
      <text:p text:style-name="P2">Deixou Dúvidas (Nota: 10):</text:p>
      <text:p text:style-name="P2">O grupo não deixou nenhuma dúvida.</text:p>
      <text:p text:style-name="P2"/>
      <text:p text:style-name="P3">- Grupo: <text:span text:style-name="T2">Kaizen, Scrum e Kanban</text:span></text:p>
      <text:p text:style-name="P3"/>
      <text:p text:style-name="P3">Clareza (Nota: 10 ):</text:p>
      <text:p text:style-name="P3">O grupo realizou a apresentação de forma bastante compreensível, esclarecendo todos os pontos e explicando com clareza os conceitos, fundamentos e o modo de funcionamento.</text:p>
      <text:p text:style-name="P3"/>
      <text:p text:style-name="P3"/>
      <text:p text:style-name="P3">Deixou Dúvidas (Nota: 10):</text:p>
      <text:p text:style-name="P3">O grupo não deixou nenhuma dúvida.</text:p>
      <text:p text:style-name="P3"/>
      <text:p text:style-name="P4">- Grupo: <text:span text:style-name="T3">PDCA</text:span></text:p>
      <text:p text:style-name="P4"/>
      <text:p text:style-name="P4">Clareza (Nota: 10 ):</text:p>
      <text:p text:style-name="P4">O grupo apresentou o trabalho de maneira clara e detalhada, sem gerar dúvidas, demonstrando ótimo domínio dos conceitos, fundamentos e do funcionamento do tema.</text:p>
      <text:p text:style-name="P4"/>
      <text:p text:style-name="P4"/>
      <text:p text:style-name="P4">Deixou Dúvidas (Nota: 10):</text:p>
      <text:p text:style-name="P4">O grupo não deixou nenhuma dúvid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Grupo: <text:span text:style-name="T4">Microsoft Project</text:span></text:p>
      <text:p text:style-name="P4"/>
      <text:p text:style-name="P4">Clareza (Nota: 10 ):</text:p>
      <text:p text:style-name="P4">O grupo apresentou o trabalho de maneira clara e detalhada, sem gerar dúvidas, demonstrando ótimo domínio dos conceitos, fundamentos e do funcionamento do tema.</text:p>
      <text:p text:style-name="P4"/>
      <text:p text:style-name="P4"/>
      <text:p text:style-name="P4">Deixou Dúvidas (Nota: 10):</text:p>
      <text:p text:style-name="P4">O grupo não deixou nenhuma dúvida.</text:p>
      <text:p text:style-name="P4"/>
      <text:p text:style-name="P4"/>
      <text:p text:style-name="P5">- Grupo: Trello</text:p>
      <text:p text:style-name="P5"/>
      <text:p text:style-name="P6">Clareza (Nota: 10 ):</text:p>
      <text:p text:style-name="P6">O grupo apresentou o trabalho de um jeito claro e fácil de entender, explicando bem os conceitos, os fundamentos e como tudo funciona.</text:p>
      <text:p text:style-name="P6"/>
      <text:p text:style-name="P6"/>
      <text:p text:style-name="P6">Deixou Dúvidas (Nota: 10):</text:p>
      <text:p text:style-name="P6">O grupo não deixou nenhuma dúvida.</text:p>
      <text:p text:style-name="P5"/>
      <text:p text:style-name="P5"/>
      <text:p text:style-name="P7">- Grupo: <text:span text:style-name="T5">Artia</text:span></text:p>
      <text:p text:style-name="P7"/>
      <text:p text:style-name="P8">Clareza (Nota: <text:span text:style-name="T6">9</text:span> ):</text:p>
      <text:p text:style-name="P8">O grupo apresentou o trabalho de forma bem clara, não deixando nenhuma dúvida, explicando muitos bem sobre os conceitos, fundamentos, como funciona.　Poré<text:span text:style-name="T6">m os Slides do grupo estavam um pouco confuso.</text:span></text:p>
      <text:p text:style-name="P8"/>
      <text:p text:style-name="P8">Deixou Dúvidas (Nota: 10):</text:p>
      <text:p text:style-name="P8">O grupo não deixou nenhuma dúvida.</text:p>
      <text:p text:style-name="P8"/>
      <text:p text:style-name="P9">- Grupo: <text:span text:style-name="T6">ESG, KPIs, </text:span><text:span text:style-name="T7">ORKs</text:span></text:p>
      <text:p text:style-name="P9"/>
      <text:p text:style-name="P10">Clareza (Nota: <text:s/><text:span text:style-name="T7">10</text:span>):</text:p>
      <text:p text:style-name="P11">O grupo preparou muito bem os slides e o seu material, explicando muito bem o tema, e de forma muito clara sobre o ESG, KPIs, <text:span text:style-name="T7">ORKs</text:span>. </text:p>
      <text:p text:style-name="P10"/>
      <text:p text:style-name="P10">Deixou Dúvidas (Nota: 10):</text:p>
      <text:p text:style-name="P10">O grupo não deixou nenhuma dúvida.</text:p>
      <text:p text:style-name="P10"/>
      <text:p text:style-name="P12">- Grupo: <text:span text:style-name="T8">Discord</text:span></text:p>
      <text:p text:style-name="P12"/>
      <text:p text:style-name="P13">Clareza (Nota: <text:s/><text:span text:style-name="T8">8</text:span>):</text:p>
      <text:p text:style-name="P14">O grupo não explicou o trabalho de forma muito clara, com a apresentação sendo um pouco confusa, apesar de um bom slide e material para a apresentação.</text:p>
      <text:p text:style-name="P13"/>
      <text:p text:style-name="P13">Deixou Dúvidas (Nota: 10):</text:p>
      <text:p text:style-name="P13">O grupo não deixou nenhuma dúvida.</text:p>
      <text:p text:style-name="P13"/>
      <text:p text:style-name="P13"/>
      <text:p text:style-name="P13"/>
      <text:p text:style-name="P15"><text:soft-page-break/>- Grupo: <text:span text:style-name="T9">Six Sigma</text:span></text:p>
      <text:p text:style-name="P15"/>
      <text:p text:style-name="P16">Clareza (Nota: <text:s/><text:span text:style-name="T9">10</text:span>):</text:p>
      <text:p text:style-name="P16">O grupo realizou a apresentação de forma bastante compreensível, esclarecendo todos os pontos e explicando com clareza os conceitos, fundamentos e o modo de funcionamento</text:p>
      <text:p text:style-name="P16"/>
      <text:p text:style-name="P16">Deixou Dúvidas (Nota: 10):</text:p>
      <text:p text:style-name="P16">O grupo não deixou nenhuma dúvid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9:11:58.717480483</meta:creation-date>
    <meta:print-date>2025-10-16T21:14:41.842569809</meta:print-date>
    <meta:printed-by>Arquivos PDF</meta:printed-by>
    <dc:date>2025-10-16T21:31:51.308225966</dc:date>
    <meta:editing-duration>PT10M20S</meta:editing-duration>
    <meta:editing-cycles>1</meta:editing-cycles>
    <meta:document-statistic meta:table-count="0" meta:image-count="0" meta:object-count="0" meta:page-count="3" meta:paragraph-count="52" meta:word-count="435" meta:character-count="2639" meta:non-whitespace-character-count="2252"/>
    <meta:generator>LibreOffice/25.2.6.2$Linux_X86_64 LibreOffice_project/40d1a0e1d5bdf1afaeae24d9ece32bbb00fa66a4</meta:generator>
  </office:meta>
</office:document-meta>
</file>